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99cm" fo:min-width="0cm" loext:decorative="false"/>
    </style:style>
    <style:style style:name="gr2" style:family="graphic" style:parent-style-name="objectwithoutfill">
      <style:graphic-properties draw:marker-end="" draw:fill="none" draw:textarea-vertical-align="middle" loext:decorative="false"/>
    </style:style>
    <style:style style:name="gr3" style:family="graphic" style:parent-style-name="standard">
      <style:graphic-properties draw:textarea-horizontal-align="justify" draw:textarea-vertical-align="top" draw:auto-grow-height="false" fo:min-height="7.37cm" fo:min-width="11.565cm" loext:decorative="false"/>
      <style:paragraph-properties style:writing-mode="lr-tb"/>
    </style:style>
    <style:style style:name="gr4" style:family="graphic" style:parent-style-name="objectwithoutfill">
      <style:graphic-properties draw:fill="none" draw:textarea-vertical-align="middle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49cm" fo:min-width="0.989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9cm" fo:min-width="2.194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49cm" fo:min-width="2.112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48cm" fo:min-width="1.971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48cm" fo:min-width="1.073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151cm" fo:min-width="0cm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017cm" fo:min-width="0cm" loext:decorative="false"/>
    </style:style>
    <style:style style:name="gr13" style:family="graphic" style:parent-style-name="standard">
      <style:graphic-properties draw:textarea-horizontal-align="justify" draw:textarea-vertical-align="middle" draw:auto-grow-height="false" fo:min-height="0.769cm" fo:min-width="2.687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68cm" fo:min-width="2.687cm" loext:decorative="false"/>
      <style:paragraph-properties style:writing-mode="lr-tb"/>
    </style:style>
    <style:style style:name="gr15" style:family="graphic" style:parent-style-name="standard">
      <style:graphic-properties draw:marker-end="Arrowheads_20_2" draw:textarea-vertical-align="middle" loext:decorative="false"/>
    </style:style>
    <style:style style:name="gr16" style:family="graphic" style:parent-style-name="standard">
      <style:graphic-properties draw:textarea-vertical-align="middle" loext:decorative="false"/>
      <style:paragraph-properties style:writing-mode="lr-tb"/>
    </style:style>
    <style:style style:name="gr17" style:family="graphic" style:parent-style-name="standard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3.81cm" svg:y="10.2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27cm" svg:y1="10.842cm" svg:x2="4.127cm" svg:y2="11.478cm">
          <text:p/>
        </draw:line>
        <draw:line draw:style-name="gr2" draw:text-style-name="P2" draw:layer="layout" svg:x1="3.81cm" svg:y1="11.16cm" svg:x2="4.445cm" svg:y2="11.16cm">
          <text:p/>
        </draw:line>
        <draw:line draw:style-name="gr2" draw:text-style-name="P2" draw:layer="layout" svg:x1="3.81cm" svg:y1="11.795cm" svg:x2="4.127cm" svg:y2="11.477cm">
          <text:p/>
        </draw:line>
        <draw:line draw:style-name="gr2" draw:text-style-name="P2" draw:layer="layout" svg:x1="4.445cm" svg:y1="11.795cm" svg:x2="4.127cm" svg:y2="11.477cm">
          <text:p/>
        </draw:line>
        <draw:custom-shape draw:style-name="gr3" draw:text-style-name="P1" draw:layer="layout" svg:width="12.065cm" svg:height="7.62cm" svg:x="6.08cm" svg:y="7.032cm">
          <text:p text:style-name="P1">FFFMS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5.127cm" svg:y1="10.842cm" svg:x2="7.467cm" svg:y2="8.517cm">
          <text:p text:style-name="P3"><text:span text:style-name="T1">&lt;&lt;initiates&gt;&gt;</text:span></text:p>
          <text:p text:style-name="P3"><text:span text:style-name="T1"/></text:p>
        </draw:line>
        <draw:line draw:style-name="gr4" draw:text-style-name="P4" draw:layer="layout" svg:x1="5.128cm" svg:y1="10.843cm" svg:x2="9.89cm" svg:y2="11.477cm">
          <text:p text:style-name="P3"><text:span text:style-name="T1">&lt;&lt;initiates&gt;&gt;</text:span></text:p>
          <text:p text:style-name="P3"><text:span text:style-name="T1"/></text:p>
        </draw:line>
        <draw:line draw:style-name="gr4" draw:text-style-name="P4" draw:layer="layout" svg:x1="5.128cm" svg:y1="10.843cm" svg:x2="7.032cm" svg:y2="12.982cm">
          <text:p text:style-name="P3"><text:span text:style-name="T1">&lt;&lt;initiates&gt;&gt;</text:span></text:p>
          <text:p text:style-name="P3"><text:span text:style-name="T1"/></text:p>
        </draw:line>
        <draw:custom-shape draw:style-name="gr5" draw:text-style-name="P3" draw:layer="layout" svg:width="2.105cm" svg:height="1.269cm" svg:x="7.467cm" svg:y="7.668cm">
          <text:p text:style-name="P1"><text:span text:style-name="T1">Start Qui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3.81cm" svg:height="1.269cm" svg:x="7.032cm" svg:y="12.431cm">
          <text:p text:style-name="P1"><text:span text:style-name="T1">S</text:span><text:span text:style-name="T1">u</text:span><text:span text:style-name="T1">b</text:span><text:span text:style-name="T1">m</text:span><text:span text:style-name="T1">i</text:span><text:span text:style-name="T1">t</text:span><text:span text:style-name="T1"> </text:span><text:span text:style-name="T1">F</text:span><text:span text:style-name="T1">e</text:span><text:span text:style-name="T1">e</text:span><text:span text:style-name="T1">d</text:span><text:span text:style-name="T1">b</text:span><text:span text:style-name="T1">a</text:span><text:span text:style-name="T1">c</text:span><text:span text:style-name="T1">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795cm" svg:y1="10.842cm" svg:x2="14.337cm" svg:y2="9.939cm">
          <text:p text:style-name="P1">&lt;&lt;includes&gt;&gt;</text:p>
          <text:p text:style-name="P1"/>
        </draw:line>
        <draw:custom-shape draw:style-name="gr7" draw:text-style-name="P3" draw:layer="layout" svg:width="3.692cm" svg:height="1.269cm" svg:x="9.89cm" svg:y="10.843cm">
          <text:p text:style-name="P1"><text:span text:style-name="T1">C</text:span><text:span text:style-name="T1">o</text:span><text:span text:style-name="T1">m</text:span><text:span text:style-name="T1">p</text:span><text:span text:style-name="T1">l</text:span><text:span text:style-name="T1">e</text:span><text:span text:style-name="T1">t</text:span><text:span text:style-name="T1">e</text:span><text:span text:style-name="T1"> </text:span><text:span text:style-name="T1">Q</text:span><text:span text:style-name="T1">u</text:span><text:span text:style-name="T1">e</text:span><text:span text:style-name="T1">s</text:span><text:span text:style-name="T1">t</text:span><text:span text:style-name="T1">i</text:span><text:span text:style-name="T1">o</text:span><text:span text:style-name="T1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0.525cm" svg:y1="9.572cm" svg:x2="14.171cm" svg:y2="9.31cm">
          <text:p text:style-name="P1">&lt;&lt;includes&gt;&gt;</text:p>
          <text:p text:style-name="P1"/>
        </draw:line>
        <draw:custom-shape draw:style-name="gr8" draw:text-style-name="P3" draw:layer="layout" svg:width="3.493cm" svg:height="1.27cm" svg:x="14.017cm" svg:y="8.937cm">
          <text:p text:style-name="P1"><text:span text:style-name="T1">Update </text:span><text:span text:style-name="T1">Internal Quiz </text:span><text:span text:style-name="T1">State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127cm" svg:y1="10.843cm" svg:x2="8.619cm" svg:y2="10.021cm">
          <text:p text:style-name="P3"><text:span text:style-name="T1">&lt;&lt;initiates&gt;&gt;</text:span></text:p>
          <text:p text:style-name="P3"><text:span text:style-name="T1"/></text:p>
        </draw:line>
        <draw:custom-shape draw:style-name="gr9" draw:text-style-name="P3" draw:layer="layout" svg:width="2.223cm" svg:height="1.27cm" svg:x="8.619cm" svg:y="9.255cm">
          <text:p text:style-name="P1"><text:span text:style-name="T1">S</text:span><text:span text:style-name="T1">h</text:span><text:span text:style-name="T1">o</text:span><text:span text:style-name="T1">w</text:span><text:span text:style-name="T1"> </text:span><text:span text:style-name="T1">R</text:span><text:span text:style-name="T1">e</text:span><text:span text:style-name="T1">s</text:span><text:span text:style-name="T1">u</text:span><text:span text:style-name="T1">l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g draw:style-name="gr10" xml:id="id5" draw:id="id5">
          <draw:custom-shape draw:style-name="gr11" draw:text-style-name="P5" draw:layer="layout" svg:width="0.549cm" svg:height="0.565cm" svg:x="4.474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" draw:layer="layout" svg:width="0.367cm" svg:height="0.377cm" svg:x="4.563cm" svg:y="13.7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1" xml:id="id1" draw:id="id1" draw:layer="layout" svg:width="0.366cm" svg:height="0.377cm" svg:x="7.984cm" svg:y="8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2" draw:id="id2" draw:layer="layout" svg:width="3.297cm" svg:height="1.129cm" svg:x="9.45cm" svg:y="7.985cm">
          <text:p text:style-name="P3"><text:span text:style-name="T1">Landing 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xml:id="id3" draw:id="id3" draw:layer="layout" svg:width="3.297cm" svg:height="1.128cm" svg:x="9.45cm" svg:y="11.302cm">
          <text:p text:style-name="P3"><text:span text:style-name="T1">Quiz 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5" draw:text-style-name="P1" draw:layer="layout" svg:x1="8.35cm" svg:y1="8.55cm" svg:x2="9.45cm" svg:y2="8.549cm" draw:start-shape="id1" draw:start-glue-point="10" draw:end-shape="id2" draw:end-glue-point="3" svg:d="M8350 8550h550v-1h550" svg:viewBox="0 0 1101 2">
          <text:p/>
        </draw:connector>
        <draw:connector draw:style-name="gr16" draw:text-style-name="P6" draw:layer="layout" svg:x1="11.098cm" svg:y1="9.114cm" svg:x2="11.098cm" svg:y2="11.302cm" draw:start-shape="id2" draw:start-glue-point="2" draw:end-shape="id3" draw:end-glue-point="0" svg:d="M11098 9114v2188" svg:viewBox="0 0 1 2189">
          <text:p text:style-name="P3"><text:span text:style-name="T1"><text:tab/></text:span><text:span text:style-name="T1"> <text:s text:c="3"/></text:span><text:span text:style-name="T1">Start Quiz</text:span></text:p>
        </draw:connector>
        <draw:custom-shape draw:style-name="gr14" draw:text-style-name="P3" xml:id="id4" draw:id="id4" draw:layer="layout" svg:width="3.297cm" svg:height="1.128cm" svg:x="3.1cm" svg:y="11.302cm">
          <text:p text:style-name="P3"><text:span text:style-name="T1">Results P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line-skew="0cm 1.722cm" svg:x1="11.098cm" svg:y1="12.43cm" svg:x2="12.747cm" svg:y2="11.866cm" draw:start-shape="id3" draw:start-glue-point="2" draw:end-shape="id3" draw:end-glue-point="1" svg:d="M11098 12430v502h3872v-1066h-2223" svg:viewBox="0 0 3873 1067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Next / Previous</text:span></text:p>
          <text:p text:style-name="P1"><text:span text:style-name="T1">Question</text:span></text:p>
        </draw:connector>
        <draw:connector draw:style-name="gr16" draw:text-style-name="P1" draw:layer="layout" svg:x1="9.45cm" svg:y1="11.866cm" svg:x2="6.397cm" svg:y2="11.866cm" draw:start-shape="id3" draw:start-glue-point="3" draw:end-shape="id4" draw:end-glue-point="1" svg:d="M9450 11866h-3053" svg:viewBox="0 0 3054 1">
          <text:p text:style-name="P1"><text:span text:style-name="T1">Final Question</text:span></text:p>
          <text:p text:style-name="P1"><text:span text:style-name="T1"/></text:p>
        </draw:connector>
        <draw:connector draw:style-name="gr17" draw:text-style-name="P1" draw:layer="layout" svg:x1="4.748cm" svg:y1="12.43cm" svg:x2="4.748cm" svg:y2="13.7cm" draw:start-shape="id4" draw:start-glue-point="2" draw:end-shape="id5" draw:end-glue-point="0" svg:d="M4748 12430v1270" svg:viewBox="0 0 1 127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000000" draw:marker-start-width="0.2cm" draw:marker-start-center="false" draw:marker-end="Arrowheads_20_3" draw:marker-end-width="0.2cm" draw:marker-end-center="false" draw:fill="solid" draw:fill-color="#d0d0d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  <style:text-properties fo:font-size="10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09:51:59.923483646</meta:creation-date>
    <dc:date>2023-12-07T10:29:06.075668149</dc:date>
    <meta:editing-duration>PT37M8S</meta:editing-duration>
    <meta:editing-cycles>2</meta:editing-cycles>
    <meta:generator>LibreOffice/7.6.3.2$Linux_X86_64 LibreOffice_project/60$Build-2</meta:generator>
    <meta:document-statistic meta:object-count="29"/>
  </office:meta>
</office:document-meta>
</file>